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704"/>
    </style:style>
    <style:style style:name="T1" style:family="text">
      <style:text-properties officeooo:rsid="001e5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algowiki-project.org/ru/Алгоритм_поэлементного_построения_матрицы_Адамара_размерности_степени_2" text:style-name="Internet_20_link" text:visited-style-name="Visited_20_Internet_20_Link"><text:span text:style-name="T1">Алгоритм поэлементного построения матрицы Адамара размерности степени 2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2:54:48.575632603</meta:creation-date>
    <meta:generator>LibreOffice/5.1.6.2$Linux_X86_64 LibreOffice_project/10m0$Build-2</meta:generator>
    <dc:date>2018-01-06T12:56:01.917375120</dc:date>
    <meta:editing-duration>PT1M13S</meta:editing-duration>
    <meta:editing-cycles>1</meta:editing-cycles>
    <meta:document-statistic meta:table-count="0" meta:image-count="0" meta:object-count="0" meta:page-count="1" meta:paragraph-count="1" meta:word-count="8" meta:character-count="71" meta:non-whitespace-character-count="64"/>
  </office:meta>
</office:document-meta>
</file>